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Sans" fo:font-size="12pt" fo:language="en" fo:country="US" officeooo:rsid="0016873c" officeooo:paragraph-rsid="0016873c" style:font-size-asian="12pt" style:font-size-complex="12pt"/>
    </style:style>
    <style:style style:name="P2" style:family="paragraph" style:parent-style-name="Standard">
      <style:text-properties style:font-name="Nimbus Sans" fo:font-size="12pt" fo:language="en" fo:country="US" officeooo:rsid="00180cb5" officeooo:paragraph-rsid="001c52d8" style:font-size-asian="12pt" style:font-size-complex="12pt"/>
    </style:style>
    <style:style style:name="P3" style:family="paragraph" style:parent-style-name="Standard">
      <style:text-properties style:font-name="Nimbus Sans" fo:font-size="12pt" fo:language="en" fo:country="US" officeooo:rsid="00250ac7" officeooo:paragraph-rsid="00250ac7" style:font-size-asian="12pt" style:font-size-complex="12pt"/>
    </style:style>
    <style:style style:name="P4" style:family="paragraph" style:parent-style-name="Standard">
      <style:text-properties style:font-name="Nimbus Sans" fo:font-size="12pt" fo:language="en" fo:country="US" officeooo:rsid="001a8410" officeooo:paragraph-rsid="001c52d8" style:font-size-asian="12pt" style:font-size-complex="12pt"/>
    </style:style>
    <style:style style:name="P5" style:family="paragraph" style:parent-style-name="Standard">
      <style:text-properties style:font-name="Nimbus Sans" fo:font-size="12pt" fo:language="en" fo:country="US" officeooo:rsid="001169fd" officeooo:paragraph-rsid="00130ee4" style:font-size-asian="12pt" style:font-size-complex="12pt"/>
    </style:style>
    <style:style style:name="P6" style:family="paragraph" style:parent-style-name="Standard">
      <style:text-properties style:font-name="Nimbus Sans" fo:font-size="12pt" fo:language="en" fo:country="US" officeooo:rsid="001169fd" officeooo:paragraph-rsid="0014d6bd" style:font-size-asian="12pt" style:font-size-complex="12pt"/>
    </style:style>
    <style:style style:name="P7" style:family="paragraph" style:parent-style-name="Standard">
      <style:text-properties style:font-name="Nimbus Sans" fo:font-size="12pt" fo:language="en" fo:country="US" officeooo:rsid="0027ad8c" officeooo:paragraph-rsid="0027ad8c" style:font-size-asian="12pt" style:font-size-complex="12pt"/>
    </style:style>
    <style:style style:name="P8" style:family="paragraph" style:parent-style-name="Standard">
      <style:text-properties style:font-name="Nimbus Sans" fo:font-size="12pt" fo:language="en" fo:country="US" officeooo:rsid="002a59db" officeooo:paragraph-rsid="002a59db" style:font-size-asian="12pt" style:font-size-complex="12pt"/>
    </style:style>
    <style:style style:name="P9" style:family="paragraph" style:parent-style-name="Standard">
      <style:text-properties style:font-name="Nimbus Sans" fo:font-size="12pt" fo:language="en" fo:country="US" fo:font-weight="bold" officeooo:rsid="001c52d8" officeooo:paragraph-rsid="001c52d8" style:font-size-asian="12pt" style:font-weight-asian="bold" style:font-size-complex="12pt" style:font-weight-complex="bold"/>
    </style:style>
    <style:style style:name="P10" style:family="paragraph" style:parent-style-name="Standard">
      <style:text-properties style:font-name="Nimbus Sans" fo:font-size="12pt" fo:language="en" fo:country="US" fo:font-weight="bold" officeooo:rsid="002a59db" officeooo:paragraph-rsid="002a59db" style:font-size-asian="12pt" style:font-weight-asian="bold" style:font-size-complex="12pt" style:font-weight-complex="bold"/>
    </style:style>
    <style:style style:name="P11" style:family="paragraph" style:parent-style-name="Standard">
      <style:text-properties style:font-name="Nimbus Sans" fo:font-size="12pt" fo:language="en" fo:country="US" fo:font-weight="normal" officeooo:rsid="001c52d8" officeooo:paragraph-rsid="001c52d8" style:font-size-asian="12pt" style:font-weight-asian="normal" style:font-size-complex="12pt" style:font-weight-complex="normal"/>
    </style:style>
    <style:style style:name="P12" style:family="paragraph" style:parent-style-name="Standard">
      <style:text-properties style:font-name="Nimbus Sans" fo:font-size="12pt" fo:language="en" fo:country="US" fo:font-weight="normal" officeooo:rsid="001e1215" officeooo:paragraph-rsid="001c52d8" style:font-size-asian="12pt" style:font-weight-asian="normal" style:font-size-complex="12pt" style:font-weight-complex="normal"/>
    </style:style>
    <style:style style:name="P13" style:family="paragraph" style:parent-style-name="Standard">
      <style:text-properties style:font-name="Nimbus Sans" fo:font-size="15pt" fo:language="en" fo:country="US" officeooo:rsid="001169fd" officeooo:paragraph-rsid="001169fd"/>
    </style:style>
    <style:style style:name="P14" style:family="paragraph" style:parent-style-name="Standard">
      <style:text-properties style:font-name="Nimbus Sans" fo:font-size="15pt" fo:language="en" fo:country="US" officeooo:rsid="001169fd" officeooo:paragraph-rsid="00180cb5"/>
    </style:style>
    <style:style style:name="P15" style:family="paragraph" style:parent-style-name="Standard">
      <style:text-properties style:font-name="Nimbus Sans" fo:font-size="15pt" fo:language="en" fo:country="US" officeooo:rsid="001169fd" officeooo:paragraph-rsid="00130ee4"/>
    </style:style>
    <style:style style:name="P16" style:family="paragraph" style:parent-style-name="Standard">
      <style:text-properties style:font-name="Nimbus Sans" fo:font-size="15pt" fo:language="en" fo:country="US" officeooo:rsid="001169fd" officeooo:paragraph-rsid="0014d6bd"/>
    </style:style>
    <style:style style:name="P17" style:family="paragraph" style:parent-style-name="Standard">
      <style:text-properties style:font-name="Nimbus Sans" fo:font-size="15pt" fo:language="en" fo:country="US" officeooo:rsid="001169fd" officeooo:paragraph-rsid="00130ee4" style:font-size-asian="12pt" style:font-size-complex="12pt"/>
    </style:style>
    <style:style style:name="P18" style:family="paragraph" style:parent-style-name="Standard">
      <style:paragraph-properties fo:text-align="center" style:justify-single-word="false"/>
      <style:text-properties style:font-name="Nimbus Sans" fo:font-size="20pt" fo:language="en" fo:country="US" officeooo:rsid="001169fd" officeooo:paragraph-rsid="001169fd" style:font-size-asian="20pt" style:font-size-complex="20pt"/>
    </style:style>
    <style:style style:name="P19" style:family="paragraph" style:parent-style-name="Standard">
      <style:text-properties style:font-name="Nimbus Sans" fo:font-size="18pt" fo:language="en" fo:country="US" officeooo:rsid="001169fd" officeooo:paragraph-rsid="001169fd" style:font-size-asian="18pt" style:font-size-complex="18pt"/>
    </style:style>
    <style:style style:name="P20" style:family="paragraph" style:parent-style-name="Standard">
      <style:text-properties style:font-name="Nimbus Sans" fo:font-size="18pt" fo:language="en" fo:country="US" officeooo:rsid="001169fd" officeooo:paragraph-rsid="00130ee4" style:font-size-asian="18pt" style:font-size-complex="18pt"/>
    </style:style>
    <style:style style:name="P21" style:family="paragraph" style:parent-style-name="Standard">
      <style:text-properties style:font-name="Nimbus Sans" fo:font-size="18pt" fo:language="en" fo:country="US" officeooo:rsid="001169fd" officeooo:paragraph-rsid="0014d6bd" style:font-size-asian="18pt" style:font-size-complex="18pt"/>
    </style:style>
    <style:style style:name="P22" style:family="paragraph" style:parent-style-name="Standard">
      <style:text-properties style:font-name="Nimbus Sans" fo:font-size="14pt" fo:language="en" fo:country="US" officeooo:rsid="001169fd" officeooo:paragraph-rsid="001169fd" style:font-size-asian="14pt" style:font-size-complex="14pt"/>
    </style:style>
    <style:style style:name="P23" style:family="paragraph" style:parent-style-name="Standard">
      <style:text-properties style:font-name="Nimbus Sans" fo:font-size="14pt" fo:language="en" fo:country="US" officeooo:rsid="001169fd" officeooo:paragraph-rsid="00130ee4" style:font-size-asian="14pt" style:font-size-complex="14pt"/>
    </style:style>
    <style:style style:name="P24" style:family="paragraph" style:parent-style-name="Standard">
      <style:text-properties style:font-name="Nimbus Sans" fo:font-size="14pt" fo:language="en" fo:country="US" officeooo:rsid="001169fd" officeooo:paragraph-rsid="0014d6bd" style:font-size-asian="14pt" style:font-size-complex="14pt"/>
    </style:style>
    <style:style style:name="P25" style:family="paragraph" style:parent-style-name="Standard" style:list-style-name="L1">
      <style:text-properties style:font-name="Nimbus Sans" fo:font-size="12pt" fo:language="en" fo:country="US" officeooo:rsid="00289a51" officeooo:paragraph-rsid="00289a51" style:font-size-asian="12pt" style:font-size-complex="12pt"/>
    </style:style>
    <style:style style:name="P26" style:family="paragraph" style:parent-style-name="Standard">
      <style:text-properties style:font-name="Nimbus Sans" fo:font-size="12pt" fo:language="en" fo:country="US" officeooo:rsid="002a59db" officeooo:paragraph-rsid="002a59db" style:font-size-asian="12pt" style:font-size-complex="12pt"/>
    </style:style>
    <style:style style:name="P27" style:family="paragraph" style:parent-style-name="Standard">
      <style:text-properties style:font-name="Nimbus Sans" fo:font-size="12pt" fo:language="en" fo:country="US" officeooo:rsid="002f56b9" officeooo:paragraph-rsid="002f56b9" style:font-size-asian="12pt" style:font-size-complex="12pt"/>
    </style:style>
    <style:style style:name="P28" style:family="paragraph" style:parent-style-name="Standard">
      <style:text-properties style:font-name="Nimbus Sans" fo:font-size="12pt" fo:language="en" fo:country="US" fo:font-weight="bold" officeooo:rsid="002d80b9" officeooo:paragraph-rsid="002d80b9" style:font-size-asian="12pt" style:font-weight-asian="bold" style:font-size-complex="12pt" style:font-weight-complex="bold"/>
    </style:style>
    <style:style style:name="T1" style:family="text">
      <style:text-properties officeooo:rsid="00130ee4"/>
    </style:style>
    <style:style style:name="T2" style:family="text">
      <style:text-properties officeooo:rsid="0014d6bd"/>
    </style:style>
    <style:style style:name="T3" style:family="text">
      <style:text-properties officeooo:rsid="001949f0"/>
    </style:style>
    <style:style style:name="T4" style:family="text">
      <style:text-properties officeooo:rsid="001a8410"/>
    </style:style>
    <style:style style:name="T5" style:family="text">
      <style:text-properties officeooo:rsid="001c52d8"/>
    </style:style>
    <style:style style:name="T6" style:family="text">
      <style:text-properties officeooo:rsid="001e1215"/>
    </style:style>
    <style:style style:name="T7" style:family="text">
      <style:text-properties style:font-name="FreeSans" officeooo:rsid="001949f0"/>
    </style:style>
    <style:style style:name="T8" style:family="text">
      <style:text-properties officeooo:rsid="00234f22"/>
    </style:style>
    <style:style style:name="T9" style:family="text">
      <style:text-properties officeooo:rsid="002356d3"/>
    </style:style>
    <style:style style:name="T10" style:family="text">
      <style:text-properties officeooo:rsid="0029a515"/>
    </style:style>
    <style:style style:name="T11" style:family="text">
      <style:text-properties officeooo:rsid="002f9fb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odule 1: Low level Technologies – Further Investigation Questions</text:p>
      <text:p text:style-name="P19"/>
      <text:p text:style-name="P19">Class 1: Introduction</text:p>
      <text:p text:style-name="P22">Question : New Computer Technology or Product</text:p>
      <text:p text:style-name="P13"/>
      <text:p text:style-name="P1">UCIe (Universal Chiplet Interconnect Express)</text:p>
      <text:p text:style-name="P1"/>
      <text:p text:style-name="P9">Background</text:p>
      <text:p text:style-name="P2">The UCIe standared is open industry standard <text:span text:style-name="T3">alowing the conections of different chiplets in a single SOC/CPU/etc package. Moors Law, where </text:span><text:span text:style-name="T4">the prediction of</text:span><text:span text:style-name="T3"> transistor in a IC (Intergrated Circuit) double every two </text:span><text:span text:style-name="T7">years</text:span><text:span text:style-name="T3">, </text:span><text:span text:style-name="T4">is coming to an end due to pysical limits as you cant keep making things smaller forever. Dispite this the need for more powerfull chips and systems are still growing, thus the next logial step is to make the chips lager to hold more transistors. This idea of just making the chips larger have its own issues, </text:span><text:span text:style-name="T5">like the </text:span><text:span text:style-name="T4">low yeild from each wafer of silicon </text:span><text:span text:style-name="T5">as one small defcect in the siicon and the entire chip is lost</text:span><text:span text:style-name="T4">. </text:span><text:span text:style-name="T5">With chiplets if a defect is found only a small segmanet is thrown out.</text:span></text:p>
      <text:p text:style-name="P2"/>
      <text:p text:style-name="P9">What is UCIe</text:p>
      <text:p text:style-name="P11">The UCIe standard is a standadized way to connect chiplets, such as the memory, CPU, graphics, Wi-Fi modul and so forth on a single SOC. <text:span text:style-name="T6">The ability to have each chiplet responsible for a different task and be connected in a standard way should allow different companys to </text:span><text:span text:style-name="T8">make</text:span><text:span text:style-name="T6"> different chiplets </text:span><text:span text:style-name="T8">for different rols </text:span><text:span text:style-name="T6">on the same chip. </text:span><text:span text:style-name="T8">For example the compute unit chiplets could be made from Intell and the on board graphics chiplet can come from AMD and so forth with many others. </text:span><text:span text:style-name="T9">As the UCIe standard allows chiplets to communicate, each chiplet could be developed on a different size process node. Due to Wi-Fi and 5G chips working better on larger process node, this could allow to have these models tighly intergrated to the chip with out compramissing its proformance.</text:span></text:p>
      <text:p text:style-name="P12"/>
      <text:p text:style-name="P3">NEEDS REFRANCES AND IN TEXT REFRANCES</text:p>
      <text:p text:style-name="P4"><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Class <text:span text:style-name="T1">2</text:span>: <text:span text:style-name="T1">C</text:span>omputer Hardware</text:p>
      <text:p text:style-name="P23">Question : Deep Learning Chips</text:p>
      <text:p text:style-name="P5"/>
      <text:p text:style-name="P7">Deep Learning Chips <text:span text:style-name="T10">also known as AI chips are designed to accelerate aplications that are using artificial nural network (ANN). Some AI chips such as Neuromorphic Processing Units (NPU’s) are chips designed to emulate a human brain to try and help AI models to learn at an exelarated rate and behond what a normal CPU could do. </text:span></text:p>
      <text:p text:style-name="P7"/>
      <text:p text:style-name="P10">Diffrences between AI chips and Normal Processors</text:p>
      <text:p text:style-name="P8">An AI chip is ment to make all AI taskes more effectively and efficiently, where as normal processors are just ment to <text:s/>run any aplication its been given. The AI chips acheives this by havinf specail functions that speed up machine learning tasks, thus Noraml processers with out these functions struggle at AI tasks.</text:p>
      <text:p text:style-name="P8"/>
      <text:p text:style-name="P28">Extream uses of AI chips</text:p>
      <text:p text:style-name="P27">In a paper about Google AI chips published my Cornell University, <text:span text:style-name="T11">google researchers</text:span> used <text:span text:style-name="T11">an </text:span>AI models, <text:span text:style-name="T11">dubed Apollo,</text:span> to better design most types of chips such as CPU’s, GPU’s and even AI chips. <text:span text:style-name="T11">The model uses Architecture from different chip Architectures like x84 and uses this transferably to create chip designs and architectures that have improvements of up to 25%. Its a case of AI creating AI chips to speed up AI.</text:span></text:p>
      <text:p text:style-name="P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20"/>
      <text:p text:style-name="P20">Class <text:span text:style-name="T2">3</text:span>: <text:span text:style-name="T2">Operating Systems</text:span></text:p>
      <text:p text:style-name="P23">Question : Mainstream operating system changes</text:p>
      <text:p text:style-name="P15"/>
      <text:p text:style-name="P5">A new product lololol</text:p>
      <text:p text:style-name="P5"/>
      <text:p text:style-name="P5"/>
      <text:p text:style-name="P21">Class <text:span text:style-name="T2">3</text:span>: <text:span text:style-name="T2">Networking</text:span></text:p>
      <text:p text:style-name="P24">Question : New Networking Technologies</text:p>
      <text:p text:style-name="P16"/>
      <text:p text:style-name="P6">A new product lolol</text:p>
      <text:list xml:id="list1314489678" text:style-name="L1">
        <text:list-item>
          <text:p text:style-name="P25">Bluetooth 5</text:p>
          <text:list>
            <text:list-item>
              <text:p text:style-name="P25">Frequency 2.4GHz</text:p>
            </text:list-item>
          </text:list>
        </text:list-item>
        <text:list-item>
          <text:p text:style-name="P25">5G</text:p>
        </text:list-item>
        <text:list-item>
          <text:p text:style-name="P25">LoRaW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Cantarell"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Cantarell"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AU">$</number:currency-symbol>
      <number:number number:decimal-places="0" number:min-decimal-places="0" number:min-integer-digits="1" number:grouping="true"/>
    </number:currency-style>
    <number:currency-style style:name="N122">
      <number:text>-</number:text>
      <number:currency-symbol number:language="en" number:country="AU">$</number:currency-symbol>
      <number:number number:decimal-places="0" number:min-decimal-places="0" number:min-integer-digits="1" number:grouping="true"/>
      <style:map style:condition="value()&gt;=0" style:apply-style-name="N122P0"/>
    </number:currency-style>
    <number:currency-style style:name="N121P0" style:volatile="true">
      <number:currency-symbol number:language="en" number:country="AU">$</number:currency-symbol>
      <number:number number:decimal-places="2" number:min-decimal-places="2" number:min-integer-digits="1" number:grouping="true"/>
    </number:currency-style>
    <number:currency-style style:name="N121">
      <number:text>-</number:text>
      <number:currency-symbol number:language="en" number:country="AU">$</number:currency-symbol>
      <number:number number:decimal-places="2" number:min-decimal-places="2" number:min-integer-digits="1" number:grouping="true"/>
      <style:map style:condition="value()&gt;=0" style:apply-style-name="N121P0"/>
    </number:currency-style>
    <number:currency-style style:name="N120P0" style:volatile="true">
      <number:currency-symbol number:language="en" number:country="AU">$</number:currency-symbol>
      <number:number number:decimal-places="0" number:min-decimal-places="0" number:min-integer-digits="1" number:grouping="true"/>
    </number:currency-style>
    <number:currency-style style:name="N120">
      <style:text-properties fo:color="#ff0000"/>
      <number:text>-</number:text>
      <number:currency-symbol number:language="en" number:country="AU">$</number:currency-symbol>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AU">$</number:currency-symbol>
      <number:number number:decimal-places="2" number:min-decimal-places="2" number:min-integer-digits="1" number:grouping="true"/>
    </number:currency-style>
    <number:currency-style style:name="N118">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18P0"/>
    </number:currency-style>
    <number:currency-style style:name="N116P0" style:volatile="true">
      <number:currency-symbol number:language="en" number:country="AU">$</number:currency-symbol>
      <number:number number:decimal-places="2" number:min-decimal-places="0" number:min-integer-digits="1" number:decimal-replacement="--" number:grouping="true"/>
    </number:currency-style>
    <number:currency-style style:name="N116">
      <style:text-properties fo:color="#ff0000"/>
      <number:text>-</number:text>
      <number:currency-symbol number:language="en" number:country="AU">$</number:currency-symbol>
      <number:number number:decimal-places="2" number:min-decimal-places="0" number:min-integer-digits="1" number:decimal-replacement="--" number:grouping="true"/>
      <style:map style:condition="value()&gt;=0" style:apply-style-name="N116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7T10:31:37.076612590</dc:date>
    <meta:editing-duration>PT2H9M56S</meta:editing-duration>
    <meta:editing-cycles>14</meta:editing-cycles>
    <meta:generator>LibreOffice/7.3.2.2$Linux_X86_64 LibreOffice_project/30$Build-2</meta:generator>
    <meta:document-statistic meta:table-count="0" meta:image-count="0" meta:object-count="0" meta:page-count="3" meta:paragraph-count="27" meta:word-count="534" meta:character-count="3129" meta:non-whitespace-character-count="2621"/>
  </office:meta>
</office:document-meta>
</file>